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0501FC9B0D351F13C13.png" manifest:media-type="image/png"/>
  <manifest:file-entry manifest:full-path="Pictures/100000010000031F0000025C7BDA03151A803153.png" manifest:media-type="image/png"/>
  <manifest:file-entry manifest:full-path="Pictures/100000010000031F0000025C3FB1D5F92C3DCD78.png" manifest:media-type="image/png"/>
  <manifest:file-entry manifest:full-path="Pictures/100000010000031E0000025C0E1F225953F294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681f" officeooo:paragraph-rsid="0023681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6.6929in" svg:height="5.0654in" draw:z-index="0"><draw:image xlink:href="Pictures/100000010000031E0000025C0E1F225953F294CF.png" xlink:type="simple" xlink:show="embed" xlink:actuate="onLoad" draw:mime-type="image/png"/></draw:frame></text:p>
      <text:p text:style-name="Standard"/>
      <text:p text:style-name="Standard"><text:soft-page-break/><draw:frame draw:style-name="fr1" draw:name="Image2" text:anchor-type="as-char" svg:width="6.6929in" svg:height="5.0591in" draw:z-index="1"><draw:image xlink:href="Pictures/100000010000031F0000025C3FB1D5F92C3DCD78.png" xlink:type="simple" xlink:show="embed" xlink:actuate="onLoad" draw:mime-type="image/png"/></draw:frame></text:p>
      <text:p text:style-name="Standard"><draw:frame draw:style-name="fr1" draw:name="Image3" text:anchor-type="as-char" svg:width="6.6929in" svg:height="5.0591in" draw:z-index="2"><draw:image xlink:href="Pictures/100000010000031F0000025C7BDA03151A803153.png" xlink:type="simple" xlink:show="embed" xlink:actuate="onLoad" draw:mime-type="image/png"/></draw:frame></text:p>
      <text:p text:style-name="P1"><text:soft-page-break/><draw:frame draw:style-name="fr1" draw:name="Image4" text:anchor-type="as-char" svg:width="6.6929in" svg:height="0.6807in" draw:z-index="3"><draw:image xlink:href="Pictures/1000000100000312000000501FC9B0D351F13C13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08:19:50.181403318</meta:creation-date>
    <dc:date>2024-03-04T08:39:47.133749976</dc:date>
    <meta:editing-duration>PT19M52S</meta:editing-duration>
    <meta:editing-cycles>13</meta:editing-cycles>
    <meta:generator>LibreOffice/7.3.7.2$Linux_X86_64 LibreOffice_project/30$Build-2</meta:generator>
    <meta:document-statistic meta:table-count="0" meta:image-count="4" meta:object-count="0" meta:page-count="3" meta:paragraph-count="4" meta:word-count="0" meta:character-count="0" meta:non-whitespace-character-count="0"/>
  </office:meta>
</office:document-meta>
</file>